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E0000000CB5A8CA048DA9B20CC.png" manifest:media-type="image/png"/>
  <manifest:file-entry manifest:full-path="Pictures/10000201000000E1000000E169567B487103C55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pranq eco sans1" svg:font-family="'Spranq eco sans', Arial" style:font-family-generic="swiss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, 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13cm" fo:margin-left="0cm" table:align="left" style:shadow="none" style:writing-mode="lr-tb"/>
    </style:style>
    <style:style style:name="Tabela3.A" style:family="table-column">
      <style:table-column-properties style:column-width="3.995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2.699cm"/>
    </style:style>
    <style:style style:name="Tabela3.D" style:family="table-column">
      <style:table-column-properties style:column-width="2.99cm"/>
    </style:style>
    <style:style style:name="Tabela3.F" style:family="table-column">
      <style:table-column-properties style:column-width="2.725cm"/>
    </style:style>
    <style:style style:name="Tabela3.A1" style:family="table-cell">
      <style:table-cell-properties style:vertical-align="middle" fo:padding="0.097cm" fo:border-left="0.15pt solid #000000" fo:border-right="none" fo:border-top="0.15pt solid #000000" fo:border-bottom="0.15pt solid #000000"/>
    </style:style>
    <style:style style:name="Tabela3.B1" style:family="table-cell">
      <style:table-cell-properties style:vertical-align="middle" fo:padding="0.097cm" fo:border-left="0.25pt solid #000000" fo:border-right="none" fo:border-top="0.15pt solid #000000" fo:border-bottom="0.15pt solid #000000"/>
    </style:style>
    <style:style style:name="Tabela3.C1" style:family="table-cell">
      <style:table-cell-properties fo:padding="0.097cm" fo:border-left="0.25pt solid #000000" fo:border-right="none" fo:border-top="0.15pt solid #000000" fo:border-bottom="0.15pt solid #000000"/>
    </style:style>
    <style:style style:name="Tabela3.E1" style:family="table-cell">
      <style:table-cell-properties fo:padding="0.097cm" fo:border-left="0.25pt solid #000000" fo:border-right="0.15pt solid #000000" fo:border-top="0.15pt solid #000000" fo:border-bottom="0.15pt solid #000000"/>
    </style:style>
    <style:style style:name="Tabela3.A2" style:family="table-cell">
      <style:table-cell-properties fo:padding="0.097cm" fo:border-left="0.15pt solid #000000" fo:border-right="none" fo:border-top="0.15pt solid #000000" fo:border-bottom="0.15pt solid #000000"/>
    </style:style>
    <style:style style:name="Tabela3.B2" style:family="table-cell">
      <style:table-cell-properties fo:padding="0.097cm" fo:border-left="0.25pt solid #000000" fo:border-right="none" fo:border-top="0.15pt solid #000000" fo:border-bottom="0.15pt solid #000000"/>
    </style:style>
    <style:style style:name="Tabela3.C2" style:family="table-cell">
      <style:table-cell-properties fo:padding="0.097cm" fo:border-left="0.25pt solid #000000" fo:border-right="none" fo:border-top="none" fo:border-bottom="0.15pt solid #000000"/>
    </style:style>
    <style:style style:name="Tabela3.D2" style:family="table-cell">
      <style:table-cell-properties fo:padding="0.097cm" fo:border-left="0.25pt solid #000000" fo:border-right="none" fo:border-top="none" fo:border-bottom="0.15pt solid #000000"/>
    </style:style>
    <style:style style:name="Tabela3.E2" style:family="table-cell">
      <style:table-cell-properties fo:padding="0.097cm" fo:border-left="0.25pt solid #000000" fo:border-right="none" fo:border-top="none" fo:border-bottom="0.15pt solid #000000"/>
    </style:style>
    <style:style style:name="Tabela3.F2" style:family="table-cell">
      <style:table-cell-properties fo:padding="0.097cm" fo:border-left="0.25pt solid #000000" fo:border-right="0.15pt solid #000000" fo:border-top="none" fo:border-bottom="0.15pt solid #000000"/>
    </style:style>
    <style:style style:name="Tabela3.A3" style:family="table-cell">
      <style:table-cell-properties fo:padding="0.097cm" fo:border-left="0.15pt solid #000000" fo:border-right="none" fo:border-top="none" fo:border-bottom="0.15pt solid #000000"/>
    </style:style>
    <style:style style:name="Tabela3.B3" style:family="table-cell">
      <style:table-cell-properties fo:padding="0.097cm" fo:border-left="0.25pt solid #000000" fo:border-right="none" fo:border-top="none" fo:border-bottom="0.15pt solid #000000"/>
    </style:style>
    <style:style style:name="Tabela3.C3" style:family="table-cell">
      <style:table-cell-properties fo:padding="0.097cm" fo:border-left="0.25pt solid #000000" fo:border-right="none" fo:border-top="none" fo:border-bottom="0.15pt solid #000000"/>
    </style:style>
    <style:style style:name="Tabela3.D3" style:family="table-cell">
      <style:table-cell-properties fo:padding="0.097cm" fo:border-left="0.25pt solid #000000" fo:border-right="none" fo:border-top="none" fo:border-bottom="0.15pt solid #000000"/>
    </style:style>
    <style:style style:name="Tabela3.E3" style:family="table-cell">
      <style:table-cell-properties fo:padding="0.097cm" fo:border-left="0.25pt solid #000000" fo:border-right="none" fo:border-top="none" fo:border-bottom="0.15pt solid #000000"/>
    </style:style>
    <style:style style:name="Tabela3.F3" style:family="table-cell">
      <style:table-cell-properties fo:padding="0.097cm" fo:border-left="0.25pt solid #000000" fo:border-right="0.15pt solid #000000" fo:border-top="none" fo:border-bottom="0.15pt solid #000000"/>
    </style:style>
    <style:style style:name="Tabela3.A4" style:family="table-cell">
      <style:table-cell-properties fo:padding="0.097cm" fo:border-left="0.15pt solid #000000" fo:border-right="none" fo:border-top="none" fo:border-bottom="0.15pt solid #000000"/>
    </style:style>
    <style:style style:name="Tabela3.B4" style:family="table-cell">
      <style:table-cell-properties fo:padding="0.097cm" fo:border-left="0.25pt solid #000000" fo:border-right="none" fo:border-top="none" fo:border-bottom="0.15pt solid #000000"/>
    </style:style>
    <style:style style:name="Tabela3.C4" style:family="table-cell">
      <style:table-cell-properties fo:padding="0.097cm" fo:border-left="0.25pt solid #000000" fo:border-right="none" fo:border-top="none" fo:border-bottom="0.15pt solid #000000"/>
    </style:style>
    <style:style style:name="Tabela3.D4" style:family="table-cell">
      <style:table-cell-properties fo:padding="0.097cm" fo:border-left="0.25pt solid #000000" fo:border-right="none" fo:border-top="none" fo:border-bottom="0.15pt solid #000000"/>
    </style:style>
    <style:style style:name="Tabela3.E4" style:family="table-cell">
      <style:table-cell-properties fo:padding="0.097cm" fo:border-left="0.25pt solid #000000" fo:border-right="none" fo:border-top="none" fo:border-bottom="0.15pt solid #000000"/>
    </style:style>
    <style:style style:name="Tabela3.F4" style:family="table-cell">
      <style:table-cell-properties fo:padding="0.097cm" fo:border-left="0.25pt solid #000000" fo:border-right="0.15pt solid #000000" fo:border-top="none" fo:border-bottom="0.15pt solid #000000"/>
    </style:style>
    <style:style style:name="Tabela3.A5" style:family="table-cell">
      <style:table-cell-properties fo:padding="0.097cm" fo:border-left="0.15pt solid #000000" fo:border-right="none" fo:border-top="none" fo:border-bottom="0.15pt solid #000000"/>
    </style:style>
    <style:style style:name="Tabela3.B5" style:family="table-cell">
      <style:table-cell-properties fo:padding="0.097cm" fo:border-left="0.25pt solid #000000" fo:border-right="none" fo:border-top="none" fo:border-bottom="0.15pt solid #000000"/>
    </style:style>
    <style:style style:name="Tabela3.C5" style:family="table-cell">
      <style:table-cell-properties fo:padding="0.097cm" fo:border-left="0.25pt solid #000000" fo:border-right="none" fo:border-top="none" fo:border-bottom="0.15pt solid #000000"/>
    </style:style>
    <style:style style:name="Tabela3.D5" style:family="table-cell">
      <style:table-cell-properties fo:padding="0.097cm" fo:border-left="0.25pt solid #000000" fo:border-right="none" fo:border-top="none" fo:border-bottom="0.15pt solid #000000"/>
    </style:style>
    <style:style style:name="Tabela3.E5" style:family="table-cell">
      <style:table-cell-properties fo:padding="0.097cm" fo:border-left="0.25pt solid #000000" fo:border-right="none" fo:border-top="none" fo:border-bottom="0.15pt solid #000000"/>
    </style:style>
    <style:style style:name="Tabela3.F5" style:family="table-cell">
      <style:table-cell-properties fo:padding="0.097cm" fo:border-left="0.25pt solid #000000" fo:border-right="0.15pt solid #000000" fo:border-top="none" fo:border-bottom="0.15pt solid #000000"/>
    </style:style>
    <style:style style:name="Tabela3.6" style:family="table-row">
      <style:table-row-properties style:min-row-height="0.152cm"/>
    </style:style>
    <style:style style:name="Tabela3.A6" style:family="table-cell">
      <style:table-cell-properties fo:padding="0.097cm" fo:border-left="0.15pt solid #000000" fo:border-right="0.15pt solid #000000" fo:border-top="none" fo:border-bottom="0.15pt solid #000000"/>
    </style:style>
    <style:style style:name="Tabela3.A7" style:family="table-cell">
      <style:table-cell-properties fo:padding="0.097cm" fo:border-left="0.15pt solid #000000" fo:border-right="none" fo:border-top="none" fo:border-bottom="0.15pt solid #000000"/>
    </style:style>
    <style:style style:name="Tabela3.B7" style:family="table-cell">
      <style:table-cell-properties fo:padding="0.097cm" fo:border-left="0.25pt solid #000000" fo:border-right="none" fo:border-top="none" fo:border-bottom="0.15pt solid #000000"/>
    </style:style>
    <style:style style:name="Tabela3.C7" style:family="table-cell">
      <style:table-cell-properties fo:padding="0.097cm" fo:border-left="0.25pt solid #000000" fo:border-right="none" fo:border-top="none" fo:border-bottom="0.15pt solid #000000"/>
    </style:style>
    <style:style style:name="Tabela3.D7" style:family="table-cell">
      <style:table-cell-properties fo:padding="0.097cm" fo:border-left="0.25pt solid #000000" fo:border-right="none" fo:border-top="none" fo:border-bottom="0.15pt solid #000000"/>
    </style:style>
    <style:style style:name="Tabela3.E7" style:family="table-cell">
      <style:table-cell-properties fo:padding="0.097cm" fo:border-left="0.25pt solid #000000" fo:border-right="none" fo:border-top="none" fo:border-bottom="0.15pt solid #000000"/>
    </style:style>
    <style:style style:name="Tabela3.F7" style:family="table-cell">
      <style:table-cell-properties fo:padding="0.097cm" fo:border-left="0.25pt solid #000000" fo:border-right="0.15pt solid #000000" fo:border-top="none" fo:border-bottom="0.15pt solid #000000"/>
    </style:style>
    <style:style style:name="Tabela3.A8" style:family="table-cell">
      <style:table-cell-properties fo:padding="0.097cm" fo:border-left="0.15pt solid #000000" fo:border-right="none" fo:border-top="none" fo:border-bottom="0.15pt solid #000000"/>
    </style:style>
    <style:style style:name="Tabela3.C8" style:family="table-cell">
      <style:table-cell-properties fo:padding="0.097cm" fo:border-left="0.25pt solid #000000" fo:border-right="0.15pt solid #000000" fo:border-top="none" fo:border-bottom="0.15pt solid #000000"/>
    </style:style>
    <style:style style:name="Tabela1" style:family="table">
      <style:table-properties style:width="17.002cm" table:align="margins" style:writing-mode="lr-tb"/>
    </style:style>
    <style:style style:name="Tabela1.A" style:family="table-column">
      <style:table-column-properties style:column-width="17.002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128e9"/>
    </style:style>
    <style:style style:name="P2" style:family="paragraph" style:parent-style-name="Standard">
      <style:paragraph-properties fo:line-height="150%" fo:text-align="center" style:justify-single-word="false"/>
      <style:text-properties style:font-name="Spranq eco sans" fo:font-size="6pt" fo:font-weight="bold" style:font-size-asian="5.25pt" style:font-weight-asian="bold" style:font-name-complex="Spranq eco sans" style:font-size-complex="6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Spranq eco sans" fo:font-size="6pt" officeooo:paragraph-rsid="000e6bc9" style:font-size-asian="5.25pt" style:font-name-complex="Spranq eco sans" style:font-size-complex="6pt" style:language-complex="zxx" style:country-complex="none"/>
    </style:style>
    <style:style style:name="P4" style:family="paragraph" style:parent-style-name="Standard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Spranq eco sans" fo:font-size="10pt" fo:font-weight="bold" style:font-size-asian="10pt" style:font-weight-asian="bold" style:font-name-complex="Spranq eco sans" style:font-size-complex="10pt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Spranq eco sans" fo:font-size="10pt" fo:font-weight="bold" officeooo:rsid="000e6bc9" officeooo:paragraph-rsid="000e6bc9" style:font-size-asian="10pt" style:font-weight-asian="bold" style:font-name-complex="Spranq eco sans" style:font-size-complex="10pt" style:language-complex="zxx" style:country-complex="none"/>
    </style:style>
    <style:style style:name="P7" style:family="paragraph" style:parent-style-name="Standard">
      <style:paragraph-properties fo:line-height="150%" fo:text-align="justify" style:justify-single-word="false"/>
      <style:text-properties style:font-name="Spranq eco sans" fo:font-size="10pt" officeooo:paragraph-rsid="000e6bc9" style:font-size-asian="10pt" style:font-name-complex="Spranq eco sans" style:font-size-complex="10pt" style:language-complex="zxx" style:country-complex="none"/>
    </style:style>
    <style:style style:name="P8" style:family="paragraph" style:parent-style-name="Standard">
      <style:paragraph-properties fo:line-height="150%" fo:text-align="justify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fo:font-size="10pt" officeooo:paragraph-rsid="000b90d0" style:font-size-asian="10pt" style:font-size-complex="10pt"/>
    </style:style>
    <style:style style:name="P10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119faf" fo:hyphenate="false" fo:hyphenation-remain-char-count="2" fo:hyphenation-push-char-count="2"/>
    </style:style>
    <style:style style:name="P11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b90d0" fo:hyphenate="false" fo:hyphenation-remain-char-count="2" fo:hyphenation-push-char-count="2"/>
    </style:style>
    <style:style style:name="P12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b90d0" fo:hyphenate="false" fo:hyphenation-remain-char-count="2" fo:hyphenation-push-char-count="2"/>
    </style:style>
    <style:style style:name="P13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120d09" fo:hyphenate="false" fo:hyphenation-remain-char-count="2" fo:hyphenation-push-char-count="2"/>
    </style:style>
    <style:style style:name="P14" style:family="paragraph" style:parent-style-name="Standard" style:master-page-name="">
      <style:paragraph-properties fo:line-height="150%" fo:text-align="justify" style:justify-single-word="false" style:page-number="auto"/>
      <style:text-properties officeooo:paragraph-rsid="0011569a"/>
    </style:style>
    <style:style style:name="P15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fo:font-size="5pt" fo:font-weight="bold" style:font-size-asian="5pt" style:font-weight-asian="bold" style:font-name-complex="Spranq eco sans" style:font-size-complex="5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Spranq eco sans" fo:font-size="6pt" style:font-size-asian="5.25pt" style:font-name-complex="Spranq eco sans" style:font-size-complex="6pt" style:language-complex="zxx" style:country-complex="none"/>
    </style:style>
    <style:style style:name="P17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fo:font-size="8pt" fo:language="pt" fo:country="BR" fo:font-weight="bold" style:font-size-asian="8pt" style:language-asian="pt" style:country-asian="BR" style:font-weight-asian="bold" style:font-name-complex="Arial" style:font-size-complex="8pt"/>
    </style:style>
    <style:style style:name="P18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fo:font-size="10pt" style:font-size-asian="10pt" style:font-size-complex="10pt"/>
    </style:style>
    <style:style style:name="P19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fo:font-size="10pt" style:font-size-asian="10pt" style:font-name-complex="Spranq eco sans" style:font-size-complex="10pt"/>
    </style:style>
    <style:style style:name="P20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fo:font-size="10pt" style:font-size-asian="10pt" style:font-size-complex="10pt"/>
    </style:style>
    <style:style style:name="P21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0pt" officeooo:paragraph-rsid="001128e9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Spranq eco sans1"/>
    </style:style>
    <style:style style:name="P23" style:family="paragraph" style:parent-style-name="Table_20_Contents">
      <style:paragraph-properties fo:text-align="center" style:justify-single-word="false"/>
      <style:text-properties style:font-name="Spranq eco sans1" officeooo:rsid="000d8700" officeooo:paragraph-rsid="000d8700"/>
    </style:style>
    <style:style style:name="P24" style:family="paragraph" style:parent-style-name="Table_20_Contents">
      <style:paragraph-properties fo:text-align="center" style:justify-single-word="false"/>
      <style:text-properties style:font-name="Spranq eco sans1" fo:font-weight="bold" officeooo:rsid="000d8700" officeooo:paragraph-rsid="000d870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Spranq eco sans1" fo:font-weight="bold" officeooo:rsid="000e6bc9" officeooo:paragraph-rsid="000e6bc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Spranq eco sans1" fo:font-size="2pt" officeooo:rsid="000d8700" officeooo:paragraph-rsid="000d8700" style:font-size-asian="1.75pt" style:font-size-complex="2pt"/>
    </style:style>
    <style:style style:name="P27" style:family="paragraph" style:parent-style-name="Table_20_Contents">
      <style:paragraph-properties fo:text-align="center" style:justify-single-word="false"/>
      <style:text-properties style:font-name="Spranq eco sans1" officeooo:rsid="000e6bc9" officeooo:paragraph-rsid="000e6bc9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text-properties style:font-name="Liberation Serif1" fo:font-size="5pt" style:font-name-asian="Ecofont Vera Sans" style:font-size-asian="5pt" style:font-name-complex="Liberation Serif1" style:font-size-complex="5pt"/>
    </style:style>
    <style:style style:name="P30" style:family="paragraph" style:parent-style-name="Footer">
      <style:text-properties style:font-name="Liberation Serif1" fo:language="pt" fo:country="BR" style:font-name-asian="Ecofont Vera Sans" style:language-asian="pt" style:country-asian="BR" style:font-name-complex="Liberation Serif1"/>
    </style:style>
    <style:style style:name="P31" style:family="paragraph" style:parent-style-name="Footer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P32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style:font-name-complex="Arial"/>
    </style:style>
    <style:style style:name="P33" style:family="paragraph" style:parent-style-name="Corpo_20_de_20_texto_20_2">
      <style:paragraph-properties fo:line-height="150%" fo:text-align="center" style:justify-single-word="false"/>
      <style:text-properties fo:font-size="10pt" officeooo:paragraph-rsid="000fb313" style:font-size-asian="10pt" style:font-size-complex="10pt"/>
    </style:style>
    <style:style style:name="T1" style:family="text">
      <style:text-properties fo:font-weight="bold" officeooo:rsid="000e6bc9" style:font-weight-asian="bold" style:font-weight-complex="bold"/>
    </style:style>
    <style:style style:name="T2" style:family="text">
      <style:text-properties style:font-name="Spranq eco sans" fo:font-size="11pt" fo:font-weight="bold" style:font-size-asian="11pt" style:font-weight-asian="bold" style:font-name-complex="Spranq eco sans" style:font-size-complex="11pt" style:font-weight-complex="bold"/>
    </style:style>
    <style:style style:name="T3" style:family="text">
      <style:text-properties style:font-name="Spranq eco sans" fo:font-size="11pt" fo:font-weight="bold" style:font-name-asian="Spranq eco sans" style:font-size-asian="11pt" style:font-weight-asian="bold" style:font-name-complex="Spranq eco sans" style:font-size-complex="11pt" style:font-weight-complex="bold"/>
    </style:style>
    <style:style style:name="T4" style:family="text">
      <style:text-properties style:font-name="Spranq eco sans" fo:font-size="11pt" style:font-size-asian="11pt" style:font-name-complex="Spranq eco sans" style:font-size-complex="11pt"/>
    </style:style>
    <style:style style:name="T5" style:family="text">
      <style:text-properties style:font-name="Spranq eco sans" fo:font-size="11pt" style:font-name-asian="Spranq eco sans" style:font-size-asian="11pt" style:font-name-complex="Spranq eco sans" style:font-size-complex="11pt"/>
    </style:style>
    <style:style style:name="T6" style:family="text">
      <style:text-properties style:font-name="Spranq eco sans" fo:font-size="11pt" fo:font-style="italic" style:font-size-asian="11pt" style:font-style-asian="italic" style:font-name-complex="Spranq eco sans" style:font-size-complex="11pt" style:font-style-complex="italic"/>
    </style:style>
    <style:style style:name="T7" style:family="text">
      <style:text-properties style:font-name="Spranq eco sans" fo:font-size="8pt" style:font-size-asian="8pt" style:font-name-complex="Spranq eco sans" style:font-size-complex="8pt"/>
    </style:style>
    <style:style style:name="T8" style:family="text">
      <style:text-properties style:font-name="Spranq eco sans" fo:font-weight="bold" style:font-weight-asian="bold" style:font-name-complex="Spranq eco sans" style:language-complex="zxx" style:country-complex="none"/>
    </style:style>
    <style:style style:name="T9" style:family="text">
      <style:text-properties style:font-name="Spranq eco sans" fo:font-weight="bold" officeooo:rsid="000b90d0" style:font-weight-asian="bold" style:font-name-complex="Spranq eco sans" style:language-complex="zxx" style:country-complex="none"/>
    </style:style>
    <style:style style:name="T10" style:family="text">
      <style:text-properties style:font-name="Spranq eco sans" fo:font-weight="bold" officeooo:rsid="000e6bc9" style:font-weight-asian="bold" style:font-name-complex="Spranq eco sans" style:language-complex="zxx" style:country-complex="none" style:font-weight-complex="normal"/>
    </style:style>
    <style:style style:name="T11" style:family="text">
      <style:text-properties style:font-name="Spranq eco sans" fo:font-weight="bold" style:font-weight-asian="bold" style:font-name-complex="Spranq eco sans" style:font-weight-complex="bold"/>
    </style:style>
    <style:style style:name="T12" style:family="text">
      <style:text-properties style:font-name="Spranq eco sans" fo:font-weight="bold" style:font-name-asian="Arial" style:font-weight-asian="bold" style:font-name-complex="Spranq eco sans" style:language-complex="zxx" style:country-complex="none" style:font-weight-complex="bold"/>
    </style:style>
    <style:style style:name="T13" style:family="text">
      <style:text-properties style:font-name="Spranq eco sans" fo:font-weight="bold" officeooo:rsid="001128e9" style:font-name-asian="Arial" style:font-weight-asian="bold" style:font-name-complex="Spranq eco sans" style:language-complex="zxx" style:country-complex="none" style:font-weight-complex="bold"/>
    </style:style>
    <style:style style:name="T14" style:family="text">
      <style:text-properties style:font-name="Spranq eco sans" fo:font-weight="bold" style:font-name-asian="Spranq eco sans" style:font-weight-asian="bold" style:font-name-complex="Spranq eco sans" style:font-weight-complex="bold"/>
    </style:style>
    <style:style style:name="T15" style:family="text">
      <style:text-properties style:font-name="Spranq eco sans" style:font-name-complex="Spranq eco sans"/>
    </style:style>
    <style:style style:name="T16" style:family="text">
      <style:text-properties style:font-name="Spranq eco sans" style:font-name-complex="Spranq eco sans" style:language-complex="zxx" style:country-complex="none"/>
    </style:style>
    <style:style style:name="T17" style:family="text">
      <style:text-properties style:font-name="Spranq eco sans" fo:font-size="10pt" fo:font-weight="bold" style:font-size-asian="10pt" style:font-weight-asian="bold" style:font-name-complex="Spranq eco sans" style:font-size-complex="10pt" style:language-complex="zxx" style:country-complex="none"/>
    </style:style>
    <style:style style:name="T18" style:family="text">
      <style:text-properties style:font-name="Spranq eco sans" fo:font-size="10pt" fo:font-weight="bold" officeooo:rsid="0013acc8" style:font-size-asian="10pt" style:font-weight-asian="bold" style:font-name-complex="Spranq eco sans" style:font-size-complex="10pt" style:language-complex="zxx" style:country-complex="none"/>
    </style:style>
    <style:style style:name="T19" style:family="text">
      <style:text-properties style:font-name="Spranq eco sans" fo:font-size="10pt" style:font-size-asian="10pt" style:font-name-complex="Spranq eco sans" style:font-size-complex="10pt" style:language-complex="zxx" style:country-complex="none"/>
    </style:style>
    <style:style style:name="T20" style:family="text">
      <style:text-properties style:font-name="Spranq eco sans" fo:font-size="10pt" officeooo:rsid="000e7b55" style:font-size-asian="10pt" style:font-name-complex="Spranq eco sans" style:font-size-complex="10pt" style:language-complex="zxx" style:country-complex="none"/>
    </style:style>
    <style:style style:name="T21" style:family="text">
      <style:text-properties style:font-name="Spranq eco sans" fo:font-size="10pt" officeooo:rsid="00119faf" style:font-size-asian="10pt" style:font-name-complex="Spranq eco sans" style:font-size-complex="10pt" style:language-complex="zxx" style:country-complex="none"/>
    </style:style>
    <style:style style:name="T22" style:family="text">
      <style:text-properties style:font-name="Spranq eco sans" fo:font-size="10pt" officeooo:rsid="0013acc8" style:font-size-asian="10pt" style:font-name-complex="Spranq eco sans" style:font-size-complex="10pt" style:language-complex="zxx" style:country-complex="none"/>
    </style:style>
    <style:style style:name="T23" style:family="text">
      <style:text-properties style:font-name="Spranq eco sans" fo:font-size="5pt" fo:font-weight="bold" style:font-size-asian="5pt" style:font-weight-asian="bold" style:font-name-complex="Spranq eco sans" style:font-size-complex="5pt" style:font-weight-complex="bold"/>
    </style:style>
    <style:style style:name="T24" style:family="text">
      <style:text-properties style:font-name="Spranq eco sans" fo:font-size="5pt" fo:font-weight="bold" style:font-name-asian="Arial" style:font-size-asian="4.34999990463257pt" style:font-weight-asian="bold" style:font-name-complex="Spranq eco sans" style:font-size-complex="5pt" style:language-complex="zxx" style:country-complex="none" style:font-weight-complex="bold"/>
    </style:style>
    <style:style style:name="T25" style:family="text">
      <style:text-properties style:font-name="Spranq eco sans" fo:font-size="5pt" fo:font-weight="bold" officeooo:rsid="001128e9" style:font-name-asian="Arial" style:font-size-asian="4.34999990463257pt" style:font-weight-asian="bold" style:font-name-complex="Spranq eco sans" style:font-size-complex="5pt" style:language-complex="zxx" style:country-complex="none" style:font-weight-complex="bold"/>
    </style:style>
    <style:style style:name="T26" style:family="text">
      <style:text-properties style:font-name="Spranq eco sans" fo:language="en" fo:country="US" fo:font-weight="bold" style:font-name-asian="Arial" style:font-weight-asian="bold" style:font-name-complex="Spranq eco sans" style:language-complex="zxx" style:country-complex="none" style:font-weight-complex="bold"/>
    </style:style>
    <style:style style:name="T27" style:family="text">
      <style:text-properties style:font-name="Spranq eco sans" fo:language="en" fo:country="US" fo:font-weight="bold" officeooo:rsid="00166dfa" style:font-name-asian="Arial" style:font-weight-asian="bold" style:font-name-complex="Spranq eco sans" style:language-complex="zxx" style:country-complex="none" style:font-weight-complex="bold"/>
    </style:style>
    <style:style style:name="T28" style:family="text">
      <style:text-properties style:font-name="Spranq eco sans" style:font-name-asian="Spranq eco sans" style:font-name-complex="Spranq eco sans"/>
    </style:style>
    <style:style style:name="T29" style:family="text">
      <style:text-properties style:font-name="Spranq eco sans" fo:font-style="italic" style:font-style-asian="italic" style:font-name-complex="Spranq eco sans" style:font-style-complex="italic"/>
    </style:style>
    <style:style style:name="T30" style:family="text">
      <style:text-properties officeooo:rsid="000e6bc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e6bc9" style:font-weight-asian="normal" style:font-weight-complex="normal"/>
    </style:style>
    <style:style style:name="T33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3">FI</text:span><text:span text:style-name="T12">CHA DE AVALIA</text:span><text:span text:style-name="T26">ÇÃO DE TRABALHO </text:span><text:span text:style-name="T27">DE </text:span><text:span text:style-name="T12">CONCLUSÃO DE CURSO</text:span></text:p>
      <text:p text:style-name="P16"/>
      <text:p text:style-name="P8"><text:span text:style-name="T8">Aluno</text:span><text:span text:style-name="T16">:<text:tab/>__________________________________________________________________</text:span></text:p>
      <text:p text:style-name="P8"><text:span text:style-name="T8">Título</text:span><text:span text:style-name="T16">:<text:tab/>__________________________________________________________________<text:tab/></text:span></text:p>
      <text:p text:style-name="P9"><text:span text:style-name="T8">Avaliador </text:span><text:span text:style-name="T9">1</text:span><text:span text:style-name="T16">:<text:tab/>__________________________________________________________________</text:span></text:p>
      <text:p text:style-name="P9"><text:span text:style-name="T8">Avaliador </text:span><text:span text:style-name="T9">2</text:span><text:span text:style-name="T16">:<text:tab/>__________________________________________________________________</text:span></text:p>
      <text:p text:style-name="P2"/>
      <text:p text:style-name="P5">ITENS AVALIADO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column table:style-name="Tabela3.F"/>
        <table:table-row>
          <table:table-cell table:style-name="Tabela3.A1" table:number-rows-spanned="2" office:value-type="string">
            <text:p text:style-name="P24">Elemento Avaliado</text:p>
          </table:table-cell>
          <table:table-cell table:style-name="Tabela3.B1" table:number-rows-spanned="2" office:value-type="string">
            <text:p text:style-name="P24">Peso</text:p>
          </table:table-cell>
          <table:table-cell table:style-name="Tabela3.C1" table:number-columns-spanned="2" office:value-type="string">
            <text:p text:style-name="P24">Nota<text:span text:style-name="T30">s</text:span> do Avaliador 1</text:p>
          </table:table-cell>
          <table:covered-table-cell/>
          <table:table-cell table:style-name="Tabela3.E1" table:number-columns-spanned="2" office:value-type="string">
            <text:p text:style-name="P24">Nota do Avaliador 2</text:p>
          </table:table-cell>
          <table:covered-table-cell/>
        </table:table-row>
        <table:table-row>
          <table:covered-table-cell/>
          <table:covered-table-cell/>
          <table:table-cell table:style-name="Tabela3.C2" office:value-type="string">
            <text:p text:style-name="P25">Absoluta</text:p>
          </table:table-cell>
          <table:table-cell table:style-name="Tabela3.D2" office:value-type="string">
            <text:p text:style-name="P25">Ponderada</text:p>
          </table:table-cell>
          <table:table-cell table:style-name="Tabela3.E2" office:value-type="string">
            <text:p text:style-name="P25">Absoluta</text:p>
          </table:table-cell>
          <table:table-cell table:style-name="Tabela3.F2" office:value-type="string">
            <text:p text:style-name="P25">Ponderada</text:p>
          </table:table-cell>
        </table:table-row>
        <table:table-row>
          <table:table-cell table:style-name="Tabela3.A4" office:value-type="string">
            <text:p text:style-name="P23">Documentação</text:p>
          </table:table-cell>
          <table:table-cell table:style-name="Tabela3.B3" office:value-type="string">
            <text:p text:style-name="P23">40%</text:p>
          </table:table-cell>
          <table:table-cell table:style-name="Tabela3.C3" office:value-type="string">
            <text:p text:style-name="P22"/>
          </table:table-cell>
          <table:table-cell table:style-name="Tabela3.D3" office:value-type="string">
            <text:p text:style-name="P22"/>
          </table:table-cell>
          <table:table-cell table:style-name="Tabela3.E3" office:value-type="string">
            <text:p text:style-name="P22"/>
          </table:table-cell>
          <table:table-cell table:style-name="Tabela3.F3" office:value-type="string">
            <text:p text:style-name="P22"/>
          </table:table-cell>
        </table:table-row>
        <table:table-row>
          <table:table-cell table:style-name="Tabela3.A4" office:value-type="string">
            <text:p text:style-name="P23">Apresentação</text:p>
          </table:table-cell>
          <table:table-cell table:style-name="Tabela3.B4" office:value-type="string">
            <text:p text:style-name="P23">30%</text:p>
          </table:table-cell>
          <table:table-cell table:style-name="Tabela3.C4" office:value-type="string">
            <text:p text:style-name="P22"/>
          </table:table-cell>
          <table:table-cell table:style-name="Tabela3.D4" office:value-type="string">
            <text:p text:style-name="P22"/>
          </table:table-cell>
          <table:table-cell table:style-name="Tabela3.E4" office:value-type="string">
            <text:p text:style-name="P22"/>
          </table:table-cell>
          <table:table-cell table:style-name="Tabela3.F4" office:value-type="string">
            <text:p text:style-name="P22"/>
          </table:table-cell>
        </table:table-row>
        <table:table-row>
          <table:table-cell table:style-name="Tabela3.A5" office:value-type="string">
            <text:p text:style-name="P23">Implementação</text:p>
          </table:table-cell>
          <table:table-cell table:style-name="Tabela3.B5" office:value-type="string">
            <text:p text:style-name="P23">30%</text:p>
          </table:table-cell>
          <table:table-cell table:style-name="Tabela3.C5" office:value-type="string">
            <text:p text:style-name="P22"/>
          </table:table-cell>
          <table:table-cell table:style-name="Tabela3.D5" office:value-type="string">
            <text:p text:style-name="P22"/>
          </table:table-cell>
          <table:table-cell table:style-name="Tabela3.E5" office:value-type="string">
            <text:p text:style-name="P22"/>
          </table:table-cell>
          <table:table-cell table:style-name="Tabela3.F5" office:value-type="string">
            <text:p text:style-name="P22"/>
          </table:table-cell>
        </table:table-row>
        <table:table-row table:style-name="Tabela3.6">
          <table:table-cell table:style-name="Tabela3.A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office:value-type="string">
            <text:p text:style-name="P24">Total</text:p>
          </table:table-cell>
          <table:table-cell table:style-name="Tabela3.B7" office:value-type="string">
            <text:p text:style-name="P24">100%</text:p>
          </table:table-cell>
          <table:table-cell table:style-name="Tabela3.C7" office:value-type="string">
            <text:p text:style-name="P22"/>
          </table:table-cell>
          <table:table-cell table:style-name="Tabela3.D7" office:value-type="string">
            <text:p text:style-name="P27"/>
          </table:table-cell>
          <table:table-cell table:style-name="Tabela3.E7" office:value-type="string">
            <text:p text:style-name="P22"/>
          </table:table-cell>
          <table:table-cell table:style-name="Tabela3.F7" office:value-type="string">
            <text:p text:style-name="P22"/>
          </table:table-cell>
        </table:table-row>
        <table:table-row>
          <table:table-cell table:style-name="Tabela3.A8" table:number-columns-spanned="2" office:value-type="string">
            <text:p text:style-name="P25">Nota Final</text:p>
          </table:table-cell>
          <table:covered-table-cell/>
          <table:table-cell table:style-name="Tabela3.C8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2"/>
      <text:p text:style-name="P6">Nota Absoluta:<text:span text:style-name="T31"> valor de 0 a 10.</text:span></text:p>
      <text:p text:style-name="P6">Nota Ponderada:<text:span text:style-name="T31"> Nota Absoluta x Peso</text:span></text:p>
      <text:p text:style-name="P7"><text:span text:style-name="T1">Nota Final:</text:span><text:span text:style-name="T32"> (Total Ponderada Avaliador 1 + Total Ponderada Avaliador 2) / 2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"><text:span text:style-name="T17">Observações</text:span><text:span text:style-name="T19">:</text:span></text:p>
            <text:list xml:id="list3137475259651110266" text:style-name="L2">
              <text:list-header>
                <text:p text:style-name="P10"><text:span text:style-name="T20">1. </text:span><text:span text:style-name="T19">No item</text:span><text:span text:style-name="T17"> Document</text:span><text:span text:style-name="T18">ação</text:span><text:span text:style-name="T19">, </text:span><text:span text:style-name="T21">os avaliadores</text:span><text:span text:style-name="T19"> deve</text:span><text:span text:style-name="T22">m</text:span><text:span text:style-name="T19"> </text:span><text:span text:style-name="T21">considerar</text:span><text:span text:style-name="T19">: organização sequencial, relevância do trabalho, corretude da(s) especificação(ões) apresentada(s), correção gramati-cal, clareza, apresentação estética, adequação aos aspectos formais às normas estabelecidas;</text:span></text:p>
                <text:p text:style-name="P13"><text:span text:style-name="T20">2. </text:span><text:span text:style-name="T19">No item </text:span><text:span text:style-name="T17">Apresentação</text:span><text:span text:style-name="T19">, </text:span><text:span text:style-name="T21">os avaliadores deve</text:span><text:span text:style-name="T22">m</text:span><text:span text:style-name="T21"> considerar</text:span><text:span text:style-name="T19">: domínio do conteúdo, organi-zação da apresentação, habilidades de comunicação e expressão, capacidade de argumenta-ção, uso dos recursos audiovisuais, correção gramatical e apresentação estética do trabalho;</text:span></text:p>
                <text:p text:style-name="P13"><text:span text:style-name="T20">3. </text:span><text:span text:style-name="T19">No item </text:span><text:span text:style-name="T17">Implementação</text:span><text:span text:style-name="T19">, </text:span><text:span text:style-name="T21">os avaliadores</text:span><text:span text:style-name="T19"> deve</text:span><text:span text:style-name="T22">m</text:span><text:span text:style-name="T19"> </text:span><text:span text:style-name="T21">considerar</text:span><text:span text:style-name="T19"> não apenas o funcionamento do sistema informático, mas também a legibilidade e organização dos códigos fonte. Também deverá avaliar se há coerência da implementação com a(s) especificação(ões) apresentada(s) no documento escrito.</text:span></text:p>
              </text:list-header>
            </text:list>
          </table:table-cell>
        </table:table-row>
      </table:table>
      <text:p text:style-name="P3"><text:span text:style-name="T10"/></text:p>
      <text:p text:style-name="P3"><text:span text:style-name="T10"/></text:p>
      <text:p text:style-name="P1"><text:span text:style-name="T19">___________________________________________ <text:s text:c="9"/>___________________________________________</text:span></text:p>
      <text:p text:style-name="P33"><text:span text:style-name="T8">Assinatura do Avaliador </text:span><text:span text:style-name="T9">1 <text:s text:c="25"/></text:span><text:span text:style-name="T8">Assinatura do Avaliador </text:span><text:span text:style-name="T9">2</text:span></text:p>
      <text:p text:style-name="P33"><text:span text:style-name="T16">Blumenau, __________ de ___________________________ de ________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pranq eco sans1" svg:font-family="'Spranq eco sans', Arial" style:font-family-generic="swiss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, 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Heading_20_1" style:display-name="Heading 1" style:family="paragraph" style:parent-style-name="Título7" style:next-style-name="Text_20_body" style:default-outline-level="1" style:class="text">
      <style:paragraph-properties fo:margin-top="0.423cm" fo:margin-bottom="0.212cm" loext:contextual-spacing="false"/>
    </style:style>
    <style:style style:name="Heading_20_2" style:display-name="Heading 2" style:family="paragraph" style:parent-style-name="Título7" style:next-style-name="Text_20_body" style:default-outline-level="2" style:class="text">
      <style:paragraph-properties fo:margin-top="0.353cm" fo:margin-bottom="0.212cm" loext:contextual-spacing="false"/>
    </style:style>
    <style:style style:name="Heading_20_3" style:display-name="Heading 3" style:family="paragraph" style:parent-style-name="Título7" style:next-style-name="Text_20_body" style:default-outline-level="3" style:class="text">
      <style:paragraph-properties fo:margin-top="0.247cm" fo:margin-bottom="0.212cm" loext:contextual-spacing="false"/>
    </style:style>
    <style:style style:name="Heading_20__28_user_29_" style:display-name="Heading (user)" style:family="paragraph" style:parent-style-name="Título7" style:next-style-name="Text_20_body">
      <style:paragraph-properties fo:text-align="center" style:justify-single-word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5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4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/>
    <style:style style:name="Conteúdo_20_de_20_quadro" style:display-name="Conteúdo de quadro" style:family="paragraph" style:parent-style-name="Text_20_body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pranq eco sans" fo:font-family="'Spranq eco sans', Arial" style:font-family-generic="swiss" style:font-pitch="variable" fo:font-size="11pt" style:font-size-asian="11pt" style:font-name-complex="Spranq eco sans" style:font-family-complex="'Spranq eco sans', Arial" style:font-family-generic-complex="swiss" style:font-pitch-complex="variable" style:font-size-complex="11pt" style:language-complex="zxx" style:country-complex="none"/>
    </style:style>
    <style:style style:name="Fonte_20_parág._20_padrão" style:display-name="Fonte parág. padrão" style:family="text"/>
    <style:style style:name="Fonte_20_parág._20_padrão6" style:display-name="Fonte parág. padrão6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5" style:display-name="Fonte parág. padrão5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Fonte_20_parág._20_padrão4" style:display-name="Fonte parág. padrão4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Fonte_20_parág._20_padrão3" style:display-name="Fonte parág. padrão3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Fonte_20_parág._20_padrão2" style:display-name="Fonte parág. padrão2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Fonte_20_parág._20_padrão1" style:display-name="Fonte parág. padrão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Bullet_20_Symbols" style:display-name="Bullet Symbols" style:family="text"/>
    <style:style style:name="Internet_20_link" style:display-name="Internet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Rodapé_20_Char" style:display-name="Rodapé Char" style:family="text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Texto_20_de_20_balão_20_Char" style:display-name="Texto de balão Char" style:family="text" style:parent-style-name="Fonte_20_parág._20_padrão5"/>
    <style:style style:name="Cabeçalho_20_Char" style:display-name="Cabeçalho Char" style:family="text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Corpo_20_de_20_texto_20_2_20_Char" style:display-name="Corpo de texto 2 Char" style:family="text" style:parent-style-name="Fonte_20_parág._20_padrão"/>
    <style:style style:name="Corpo_20_de_20_texto_20_Char" style:display-name="Corpo de texto Char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7.249cm" fo:margin-left="-0.191cm" table:align="left" style:writing-mode="lr-tb"/>
    </style:style>
    <style:style style:name="Tabela2.A" style:family="table-column">
      <style:table-column-properties style:column-width="8.624cm"/>
    </style:style>
    <style:style style:name="Tabela2.B" style:family="table-column">
      <style:table-column-properties style:column-width="8.62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fo:font-size="8pt" fo:language="pt" fo:country="BR" fo:font-weight="bold" style:font-size-asian="8pt" style:language-asian="pt" style:country-asian="BR" style:font-weight-asian="bold" style:font-name-complex="Arial" style:font-size-complex="8pt"/>
    </style:style>
    <style:style style:name="MP2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fo:font-size="5pt" fo:font-weight="bold" style:font-size-asian="5pt" style:font-weight-asian="bold" style:font-name-complex="Spranq eco sans" style:font-size-complex="5pt" style:font-weight-complex="bold"/>
    </style:style>
    <style:style style:name="MP3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fo:font-size="10pt" style:font-size-asian="10pt" style:font-size-complex="10pt"/>
    </style:style>
    <style:style style:name="MP5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fo:font-size="10pt" style:font-size-asian="10pt" style:font-name-complex="Spranq eco sans" style:font-size-complex="10pt"/>
    </style:style>
    <style:style style:name="MP6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style:font-name-complex="Arial"/>
    </style:style>
    <style:style style:name="MP7" style:family="paragraph" style:parent-style-name="Footer">
      <style:text-properties style:font-name="Liberation Serif1" fo:font-size="5pt" style:font-name-asian="Ecofont Vera Sans" style:font-size-asian="5pt" style:font-name-complex="Liberation Serif1" style:font-size-complex="5pt"/>
    </style:style>
    <style:style style:name="MP8" style:family="paragraph" style:parent-style-name="Footer">
      <style:text-properties style:font-name="Liberation Serif1" fo:language="pt" fo:country="BR" style:font-name-asian="Ecofont Vera Sans" style:language-asian="pt" style:country-asian="BR" style:font-name-complex="Liberation Serif1"/>
    </style:style>
    <style:style style:name="MP9" style:family="paragraph" style:parent-style-name="Footer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MP10" style:family="paragraph" style:parent-style-name="Standard">
      <style:paragraph-properties fo:text-align="end" style:justify-single-word="false"/>
      <style:text-properties style:font-name="Spranq eco sans" fo:font-size="8pt" style:font-size-asian="8pt" style:font-name-complex="Spranq eco sans" style:font-size-complex="8pt"/>
    </style:style>
    <style:style style:name="MP11" style:family="paragraph" style:parent-style-name="Footer">
      <style:paragraph-properties fo:text-align="center" style:justify-single-word="false"/>
    </style:style>
    <style:style style:name="MT1" style:family="text">
      <style:text-properties style:font-name="Spranq eco sans" fo:font-weight="bold" style:font-weight-asian="bold" style:font-name-complex="Spranq eco sans" style:font-weight-complex="bold"/>
    </style:style>
    <style:style style:name="MT2" style:family="text">
      <style:text-properties style:font-name="Spranq eco sans" fo:font-weight="bold" style:font-name-asian="Spranq eco sans" style:font-weight-asian="bold" style:font-name-complex="Spranq eco sans" style:font-weight-complex="bold"/>
    </style:style>
    <style:style style:name="MT3" style:family="text">
      <style:text-properties style:font-name="Spranq eco sans" style:font-name-complex="Spranq eco sans"/>
    </style:style>
    <style:style style:name="MT4" style:family="text">
      <style:text-properties style:font-name="Spranq eco sans" style:font-name-asian="Spranq eco sans" style:font-name-complex="Spranq eco sans"/>
    </style:style>
    <style:style style:name="MT5" style:family="text">
      <style:text-properties style:font-name="Spranq eco sans" fo:font-style="italic" style:font-style-asian="italic" style:font-name-complex="Spranq eco sans" style:font-style-complex="italic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9cm" style:num-format="1" style:print-orientation="portrait" fo:margin-top="1.3cm" fo:margin-bottom="1.499cm" fo:margin-left="2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2cm" fo:margin-bottom="3.921cm" style:dynamic-spacing="true"/>
      </style:header-style>
      <style:footer-style>
        <style:header-footer-properties fo:min-height="1.353cm" fo:margin-top="1.25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as-char" svg:width="1.919cm" svg:height="1.919cm" draw:z-index="1"><draw:image xlink:href="Pictures/10000201000000E1000000E169567B487103C554.png" xlink:type="simple" xlink:show="embed" xlink:actuate="onLoad"/></draw:frame></text:p>
        <text:p text:style-name="MP2"/>
        <text:p text:style-name="MP3"><text:span text:style-name="MT1">MINISTÉRIO</text:span><text:span text:style-name="MT2"> </text:span><text:span text:style-name="MT1">DA</text:span><text:span text:style-name="MT2"> </text:span><text:span text:style-name="MT1">EDUCAÇÃO</text:span></text:p>
        <text:p text:style-name="MP3"><text:span text:style-name="MT3">Secretaria</text:span><text:span text:style-name="MT4"> </text:span><text:span text:style-name="MT3">de</text:span><text:span text:style-name="MT4"> </text:span><text:span text:style-name="MT3">Educação</text:span><text:span text:style-name="MT4"> </text:span><text:span text:style-name="MT3">Profissional</text:span><text:span text:style-name="MT4"> </text:span><text:span text:style-name="MT3">e</text:span><text:span text:style-name="MT4"> </text:span><text:span text:style-name="MT3">Tecnológica</text:span></text:p>
        <text:p text:style-name="MP4"><text:span text:style-name="MT3">Instituto</text:span><text:span text:style-name="MT4"> </text:span><text:span text:style-name="MT3">Federal</text:span><text:span text:style-name="MT4"> de Educação, Ciência e Tecnologia </text:span><text:span text:style-name="MT3">Catarinense – </text:span><text:span text:style-name="MT5">Campus</text:span><text:span text:style-name="MT4"> </text:span><text:span text:style-name="MT3">Blumenau</text:span></text:p>
        <text:p text:style-name="MP5">Curso Superior de Tecnologia em Análise e Desenvolvimento de Sistemas</text:p>
      </style:header>
      <style:footer>
        <text:p text:style-name="MP6"/>
        <text:p text:style-name="MP7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8"><draw:frame draw:style-name="Mfr1" draw:name="Figura1" text:anchor-type="as-char" svg:width="4.777cm" svg:height="1.323cm" draw:z-index="0"><draw:image xlink:href="Pictures/10000201000002E0000000CB5A8CA048DA9B20CC.png" xlink:type="simple" xlink:show="embed" xlink:actuate="onLoad"/></draw:frame></text:p>
            </table:table-cell>
            <table:table-cell table:style-name="Tabela2.A1" office:value-type="string">
              <text:p text:style-name="MP9">Rua Bernardino José de Oliveira, n° 81 – Badenfurt</text:p>
              <text:p text:style-name="MP10">CEP: 89070-270 – Blumenau / SC</text:p>
              <text:p text:style-name="MP10">Fone: (47) 3702-1700</text:p>
              <text:p text:style-name="MP9">www.blumenau.ifc.edu.br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</dc:title>
    <meta:initial-creator>Kleber</meta:initial-creator>
    <meta:creation-date>2015-05-27T18:00:00</meta:creation-date>
    <dc:date>2018-10-05T21:11:53.558929775</dc:date>
    <meta:print-date>2016-04-11T11:46:00</meta:print-date>
    <meta:editing-cycles>41</meta:editing-cycles>
    <meta:editing-duration>PT1H57M46S</meta:editing-duration>
    <meta:generator>LibreOffice/5.1.6.2$Linux_X86_64 LibreOffice_project/10m0$Build-2</meta:generator>
    <meta:document-statistic meta:table-count="3" meta:image-count="2" meta:object-count="0" meta:page-count="1" meta:paragraph-count="43" meta:word-count="236" meta:character-count="2084" meta:non-whitespace-character-count="1851"/>
  </office:meta>
</office:document-meta>
</file>